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2.3047in"/>
    </style:style>
    <style:style style:name="co4" style:family="table-column">
      <style:table-column-properties fo:break-before="auto" style:column-width="2.1764in"/>
    </style:style>
    <style:style style:name="co5" style:family="table-column">
      <style:table-column-properties fo:break-before="auto" style:column-width="2.1437in"/>
    </style:style>
    <style:style style:name="co6" style:family="table-column">
      <style:table-column-properties fo:break-before="auto" style:column-width="0.4071in"/>
    </style:style>
    <style:style style:name="co7" style:family="table-column">
      <style:table-column-properties fo:break-before="auto" style:column-width="0.3854in"/>
    </style:style>
    <style:style style:name="co8" style:family="table-column">
      <style:table-column-properties fo:break-before="auto" style:column-width="2.0047in"/>
    </style:style>
    <style:style style:name="co9" style:family="table-column">
      <style:table-column-properties fo:break-before="auto" style:column-width="1.479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8291in" fo:break-before="auto" style:use-optimal-row-height="true"/>
    </style:style>
    <style:style style:name="ro5" style:family="table-row">
      <style:table-row-properties style:row-height="0.6217in" fo:break-before="auto" style:use-optimal-row-height="true"/>
    </style:style>
    <style:style style:name="ro6" style:family="table-row">
      <style:table-row-properties style:row-height="1.0362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2484in" fo:break-before="auto" style:use-optimal-row-height="false"/>
    </style:style>
    <style:style style:name="ro9" style:family="table-row">
      <style:table-row-properties style:row-height="1.24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 Mono" fo:font-size="14pt" style:font-size-asian="14pt" style:font-size-complex="14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ext-properties style:font-name="Liberation Sans" fo:font-size="12pt" style:font-name-asian="Droid Sans Fallback" style:font-size-asian="12pt" style:font-name-complex="FreeSans" style:font-size-complex="12pt"/>
    </style:style>
    <style:style style:name="T1" style:family="text">
      <style:text-properties style:font-name-asian="Droid Sans Fallback" style:font-name-complex=""/>
    </style:style>
    <style:style style:name="T2" style:family="text">
      <style:text-properties style:text-position="super"/>
    </style:style>
    <style:style style:name="T3" style:family="text">
      <style:text-properties style:font-name="Liberation Sans" style:font-name-asian="Droid Sans Fallback" style:font-name-complex="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row table:style-name="ro1">
          <table:table-cell table:style-name="ce1"/>
          <table:table-cell table:style-name="Default" table:number-columns-repeated="9"/>
        </table:table-row>
        <table:table-row table:style-name="ro2">
          <table:table-cell table:style-name="ce1"/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Command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 table:number-columns-spanned="2" table:number-rows-spanned="1">
            <text:p>Status</text:p>
          </table:table-cell>
          <table:covered-table-cell table:style-name="ce4"/>
          <table:table-cell table:style-name="ce4" office:value-type="string" calcext:value-type="string">
            <text:p>Comments</text:p>
          </table:table-cell>
          <table:table-cell table:style-name="ce4" office:value-type="string" calcext:value-type="string">
            <text:p>Reference</text:p>
          </table:table-cell>
          <table:table-cell table:style-name="Default"/>
        </table:table-row>
        <table:table-row table:style-name="ro3">
          <table:table-cell/>
          <table:table-cell table:style-name="Default" table:number-columns-repeated="4"/>
          <table:table-cell table:style-name="Default" office:value-type="string" calcext:value-type="string">
            <text:p>Pass</text:p>
          </table:table-cell>
          <table:table-cell table:style-name="Default" office:value-type="string" calcext:value-type="string">
            <text:p>Fail</text:p>
          </table:table-cell>
          <table:table-cell table:style-name="Default" table:number-columns-repeated="3"/>
        </table:table-row>
        <table:table-row table:style-name="ro4">
          <table:table-cell table:formula="of:=SUM(+1)" office:value-type="float" office:value="1" calcext:value-type="float">
            <text:p>1</text:p>
          </table:table-cell>
          <table:table-cell office:value-type="string" calcext:value-type="string">
            <text:p>One command by itself</text:p>
          </table:table-cell>
          <table:table-cell office:value-type="string" calcext:value-type="string">
            <text:p>pwd</text:p>
            <text:p/>
            <text:p/>
          </table:table-cell>
          <table:table-cell office:value-type="string" calcext:value-type="string">
            <text:p>Command will print current</text:p>
            <text:p>Working directory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his command With no </text:p>
            <text:p>Args or flags Works, so </text:p>
            <text:p>no need to try and run </text:p>
            <text:p>anymore similar Cmds</text:p>
          </table:table-cell>
          <table:table-cell office:value-type="string" calcext:value-type="string">
            <text:p>src/rshell.cpp </text:p>
            <text:p/>
          </table:table-cell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command w/ arg</text:p>
          </table:table-cell>
          <table:table-cell office:value-type="string" calcext:value-type="string">
            <text:p>echo hello world</text:p>
            <text:p/>
            <text:p/>
          </table:table-cell>
          <table:table-cell office:value-type="string" calcext:value-type="string">
            <text:p>“hello world” will be printed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ormerly had an issue</text:p>
            <text:p>With arguments but </text:p>
            <text:p>Resolved now. Had to do</text:p>
            <text:p>With argument array</text:p>
          </table:table-cell>
          <table:table-cell office:value-type="string" calcext:value-type="string">
            <text:p>src/rshell.cpp</text:p>
            <text:p>Line 83 parsing</text:p>
            <text:p>Function</text:p>
            <text:p/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Command w/ flags and </text:p>
            <text:p>Multiple args</text:p>
            <text:p/>
          </table:table-cell>
          <table:table-cell office:value-type="string" calcext:value-type="string">
            <text:p>ls -a -R /src/ Makefile</text:p>
            <text:p/>
            <text:p/>
          </table:table-cell>
          <table:table-cell office:value-type="string" calcext:value-type="string">
            <text:p>Lists all files in /src/ and </text:p>
            <text:p>Subdirectories recursively.</text:p>
            <text:p>File “Makefile” should be </text:p>
            <text:p>Printed On a line by itself.</text:p>
          </table:table-cell>
          <table:table-cell office:value-type="string" calcext:value-type="string">
            <text:p>Same as expected</text:p>
            <text:p/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d similar issue as with</text:p>
            <text:p>Test 2 but resolved now.</text:p>
            <text:p/>
          </table:table-cell>
          <table:table-cell office:value-type="string" calcext:value-type="string">
            <text:p>same as test 2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Logical OR operator with </text:p>
            <text:p>Spacing between both</text:p>
            <text:p>Commands</text:p>
          </table:table-cell>
          <table:table-cell office:value-type="string" calcext:value-type="string">
            <text:p>ls || echo AYE! </text:p>
            <text:p/>
          </table:table-cell>
          <table:table-cell office:value-type="string" calcext:value-type="string">
            <text:p>Only “ls” command will </text:p>
            <text:p>execute</text:p>
          </table:table-cell>
          <table:table-cell office:value-type="string" calcext:value-type="string">
            <text:p>Runs both command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ust not be handling </text:p>
            <text:p>logical OR case Correctly. </text:p>
          </table:table-cell>
          <table:table-cell office:value-type="string" calcext:value-type="string">
            <text:p>src/rschell.cpp</text:p>
            <text:p>Lines 287-293</text:p>
            <text:p/>
          </table:table-cell>
          <table:table-cell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Logical OR with no space</text:p>
            <text:p>Between it and 1 or both </text:p>
            <text:p>commands. Command 1 </text:p>
            <text:p>Is invalid</text:p>
          </table:table-cell>
          <table:table-cell office:value-type="string" calcext:value-type="string">
            <text:p>ldss -a || echo howdy, bud || </text:p>
            <text:p>Pwd||hello||ls</text:p>
            <text:p/>
            <text:p/>
          </table:table-cell>
          <table:table-cell office:value-type="string" calcext:value-type="string">
            <text:p>Only “echo” command </text:p>
            <text:p>Should execute. Prints out</text:p>
            <text:p>“howdy, bud”</text:p>
            <text:p/>
          </table:table-cell>
          <table:table-cell office:value-type="string" calcext:value-type="string">
            <text:p>Fails to execute first </text:p>
            <text:p>Command as it should</text:p>
            <text:p>But nothing else is </text:p>
            <text:p>Execute</text:p>
            <text:p/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wo possible issues: </text:p>
            <text:p>Mishandling logical OR</text:p>
            <text:p>Case and not handling</text:p>
            <text:p>Spacing in connectors</text:p>
            <text:p>Correclty</text:p>
          </table:table-cell>
          <table:table-cell office:value-type="string" calcext:value-type="string">
            <text:p>src/rschell.cpp</text:p>
            <text:p>Lines 287-293 </text:p>
            <text:p>And 83 parsing </text:p>
            <text:p>Function</text:p>
          </table:table-cell>
          <table:table-cell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emicolon separator with</text:p>
            <text:p>Varying space between it</text:p>
            <text:p>and commands</text:p>
            <text:p/>
          </table:table-cell>
          <table:table-cell office:value-type="string" calcext:value-type="string">
            <text:p>ls; pwd; echo hey there;ls -a -f</text:p>
            <text:p/>
            <text:p/>
          </table:table-cell>
          <table:table-cell office:value-type="string" calcext:value-type="string">
            <text:p>All four chained commands</text:p>
            <text:p>Will execute in succession</text:p>
            <text:p/>
            <text:p/>
          </table:table-cell>
          <table:table-cell office:value-type="string" calcext:value-type="string">
            <text:p>String “echo hey there;ls -a </text:p>
            <text:p>-f” Seems to be causing </text:p>
            <text:p>Problems. It is likely and </text:p>
            <text:p>Error with parsing at the</text:p>
            <text:p>Semicolon separator</text:p>
          </table:table-cell>
          <table:table-cell/>
          <table:table-cell office:value-type="string" calcext:value-type="string">
            <text:p>x</text:p>
          </table:table-cell>
          <table:table-cell table:style-name="ce6" office:value-type="string" calcext:value-type="string">
            <text:p><text:span text:style-name="T1">Parsing connectors</text:span></text:p>
            <text:p><text:span text:style-name="T1">When no spacing.</text:span></text:p>
            <text:p><text:span text:style-name="T1">Similar to 5, 8, 13</text:span></text:p>
            <text:p/>
          </table:table-cell>
          <table:table-cell office:value-type="string" calcext:value-type="string">
            <text:p>src/rshell.cpp</text:p>
            <text:p>Line 83 </text:p>
            <text:p>parsing function</text:p>
            <text:p/>
            <text:p/>
          </table:table-cell>
          <table:table-cell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Similar to number 6</text:p>
          </table:table-cell>
          <table:table-cell office:value-type="string" calcext:value-type="string">
            <text:p>ls  ;p   ; pwd</text:p>
            <text:p/>
            <text:p/>
          </table:table-cell>
          <table:table-cell office:value-type="string" calcext:value-type="string">
            <text:p>“ls” will execute, “p” will fail,</text:p>
            <text:p>And “pwd” will execute</text:p>
            <text:p/>
          </table:table-cell>
          <table:table-cell office:value-type="string" calcext:value-type="string">
            <text:p>Same as expected</text:p>
            <text:p/>
            <text:p/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ndling connector with</text:p>
            <text:p>A space on one side but</text:p>
            <text:p>No space on other side</text:p>
            <text:p>Seems to parse correctly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Logical AND with three </text:p>
            <text:p>Chained commands and</text:p>
            <text:p>Varying spacing</text:p>
          </table:table-cell>
          <table:table-cell office:value-type="string" calcext:value-type="string">
            <text:p>sleep –help&amp;&amp;mvafe --help </text:p>
            <text:p>&amp;&amp; mailx –help</text:p>
            <text:p/>
          </table:table-cell>
          <table:table-cell office:value-type="string" calcext:value-type="string">
            <text:p>Only first command will </text:p>
            <text:p>Execute. Second command</text:p>
            <text:p>Will fail so subsequent </text:p>
            <text:p>Command will not be run</text:p>
          </table:table-cell>
          <table:table-cell office:value-type="string" calcext:value-type="string">
            <text:p>No command works</text:p>
            <text:p/>
          </table:table-cell>
          <table:table-cell table:number-columns-repeated="2"/>
          <table:table-cell office:value-type="string" calcext:value-type="string">
            <text:p>Parsing with no spacing </text:p>
            <text:p>Seems to be the issue</text:p>
            <text:p>Similar to 5, 6, 13</text:p>
          </table:table-cell>
          <table:table-cell office:value-type="string" calcext:value-type="string">
            <text:p><text:span text:style-name="T3">src/rshell.cpp</text:span></text:p>
            <text:p><text:span text:style-name="T3">Line 83 </text:span></text:p>
            <text:p><text:span text:style-name="T3">parsing function</text:span></text:p>
            <text:p/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Logical AND with cmd1 </text:p>
            <text:p>Being invalid</text:p>
          </table:table-cell>
          <table:table-cell office:value-type="string" calcext:value-type="string">
            <text:p>lssssss &amp;&amp;  pwd</text:p>
            <text:p/>
            <text:p/>
          </table:table-cell>
          <table:table-cell office:value-type="string" calcext:value-type="string">
            <text:p>First command will fail so </text:p>
            <text:p>Second command never</text:p>
            <text:p>Ran</text:p>
          </table:table-cell>
          <table:table-cell office:value-type="string" calcext:value-type="string">
            <text:p>Same as expected</text:p>
            <text:p/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ed to fix “perror” </text:p>
            <text:p>Message for “execvp”</text:p>
            <text:p>To something</text:p>
            <text:p>More useful</text:p>
          </table:table-cell>
          <table:table-cell table:number-columns-repeated="2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Logical AND with two valid</text:p>
            <text:p>Commands</text:p>
          </table:table-cell>
          <table:table-cell office:value-type="string" calcext:value-type="string">
            <text:p>ls &amp;&amp; pwd</text:p>
          </table:table-cell>
          <table:table-cell office:value-type="string" calcext:value-type="string">
            <text:p>Both commands will be ran</text:p>
            <text:p>In succession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o issue here</text:p>
            <text:p/>
          </table:table-cell>
          <table:table-cell table:number-columns-repeated="2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Logical AND with cmd2  </text:p>
            <text:p>Being invalid</text:p>
          </table:table-cell>
          <table:table-cell office:value-type="string" calcext:value-type="string">
            <text:p>echo does next cmd work? </text:p>
            <text:p>&amp;&amp; lssssss</text:p>
          </table:table-cell>
          <table:table-cell office:value-type="string" calcext:value-type="string">
            <text:p>First command is executed.</text:p>
            <text:p>Second Command reached</text:p>
            <text:p>But fails.</text:p>
          </table:table-cell>
          <table:table-cell office:value-type="string" calcext:value-type="string">
            <text:p>Same as expected</text:p>
            <text:p/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o issue here</text:p>
            <text:p/>
          </table:table-cell>
          <table:table-cell table:number-columns-repeated="2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Comment symbol spacing</text:p>
            <text:p>Between itself and other</text:p>
            <text:p>Text</text:p>
          </table:table-cell>
          <table:table-cell office:value-type="string" calcext:value-type="string">
            <text:p>echo  will this # be cut short?</text:p>
            <text:p/>
            <text:p/>
          </table:table-cell>
          <table:table-cell office:value-type="string" calcext:value-type="string">
            <text:p>Will print out “will this ” only</text:p>
            <text:p/>
            <text:p/>
          </table:table-cell>
          <table:table-cell office:value-type="string" calcext:value-type="string">
            <text:p>Prints “with this # be cut </text:p>
            <text:p>Short”</text:p>
            <text:p/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ust not be handling</text:p>
            <text:p>Parsing for comment</text:p>
            <text:p>Symbol well</text:p>
            <text:p/>
          </table:table-cell>
          <table:table-cell office:value-type="string" calcext:value-type="string">
            <text:p><text:span text:style-name="T3">src/rshell.cpp</text:span></text:p>
            <text:p><text:span text:style-name="T3">Line 83 </text:span></text:p>
            <text:p><text:span text:style-name="T3">parsing function</text:span></text:p>
            <text:p/>
          </table:table-cell>
          <table:table-cell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Comment symbol with no</text:p>
            <text:p>Spacing</text:p>
          </table:table-cell>
          <table:table-cell office:value-type="string" calcext:value-type="string">
            <text:p>echo#this works!</text:p>
            <text:p/>
            <text:p/>
          </table:table-cell>
          <table:table-cell office:value-type="string" calcext:value-type="string">
            <text:p>Won't print anything out</text:p>
          </table:table-cell>
          <table:table-cell office:value-type="string" calcext:value-type="string">
            <text:p>Print out error message</text:p>
            <text:p>Saying “echo#this” is an</text:p>
            <text:p>Invalid command</text:p>
            <text:p/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ikely has to do with test</text:p>
            <text:p>12 as well as space </text:p>
            <text:p>Parsing as in test 8</text:p>
            <text:p/>
          </table:table-cell>
          <table:table-cell table:style-name="ce6" office:value-type="string" calcext:value-type="string">
            <text:p><text:span text:style-name="T1">src/rshell.cpp</text:span></text:p>
            <text:p><text:span text:style-name="T1">Line 83 </text:span></text:p>
            <text:p><text:span text:style-name="T1">parsing function</text:span></text:p>
            <text:p/>
          </table:table-cell>
          <table:table-cell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Semicolon separator with </text:p>
            <text:p> a command after comment</text:p>
            <text:p>symbol</text:p>
          </table:table-cell>
          <table:table-cell office:value-type="string" calcext:value-type="string">
            <text:p>echo will cmd after comment</text:p>
            <text:p>symbol work? ;#pwd</text:p>
            <text:p/>
          </table:table-cell>
          <table:table-cell office:value-type="string" calcext:value-type="string">
            <text:p>Will print out “will cmd after</text:p>
            <text:p>Comment symbol work?” </text:p>
            <text:p>And will ignore “pwd” </text:p>
            <text:p>Command</text:p>
          </table:table-cell>
          <table:table-cell office:value-type="string" calcext:value-type="string">
            <text:p>same as expected</text:p>
            <text:p/>
            <text:p/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o issue here</text:p>
            <text:p/>
            <text:p/>
          </table:table-cell>
          <table:table-cell table:number-columns-repeated="2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Semicolon separator </text:p>
            <text:p>after by a valid </text:p>
            <text:p>Command</text:p>
          </table:table-cell>
          <table:table-cell office:value-type="string" calcext:value-type="string">
            <text:p>ls  ;</text:p>
            <text:p/>
            <text:p/>
          </table:table-cell>
          <table:table-cell office:value-type="string" calcext:value-type="string">
            <text:p>Will run “ls” without an </text:p>
            <text:p>Issue</text:p>
            <text:p/>
          </table:table-cell>
          <table:table-cell office:value-type="string" calcext:value-type="string">
            <text:p>same as expected</text:p>
            <text:p/>
            <text:p/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itially had a seg fault</text:p>
            <text:p>Because my program</text:p>
            <text:p>Was expecting two cmds.</text:p>
            <text:p>Resolved now</text:p>
          </table:table-cell>
          <table:table-cell office:value-type="string" calcext:value-type="string">
            <text:p>parsing function</text:p>
            <text:p/>
            <text:p/>
          </table:table-cell>
          <table:table-cell/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string" calcext:value-type="string">
            <text:p>Semicolon separator  by</text:p>
            <text:p>Itself</text:p>
          </table:table-cell>
          <table:table-cell office:value-type="string" calcext:value-type="string">
            <text:p>; </text:p>
            <text:p/>
          </table:table-cell>
          <table:table-cell office:value-type="string" calcext:value-type="string">
            <text:p>Will simply print a new </text:p>
            <text:p>Command prompt</text:p>
            <text:p/>
            <text:p/>
          </table:table-cell>
          <table:table-cell office:value-type="string" calcext:value-type="string">
            <text:p>same as expected</text:p>
            <text:p/>
            <text:p/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eg fault issue resolved</text:p>
            <text:p/>
            <text:p/>
          </table:table-cell>
          <table:table-cell office:value-type="string" calcext:value-type="string">
            <text:p>src/rschell.cpp</text:p>
            <text:p>Lines: 83 parse</text:p>
            <text:p>Function, 110 2<text:span text:style-name="T2">nd</text:span> </text:p>
            <text:p>Parse function, 285</text:p>
            <text:p>Before for loop </text:p>
          </table:table-cell>
          <table:table-cell/>
        </table:table-row>
        <table:table-row table:style-name="ro8">
          <table:table-cell office:value-type="float" office:value="17" calcext:value-type="float">
            <text:p>17</text:p>
          </table:table-cell>
          <table:table-cell office:value-type="string" calcext:value-type="string">
            <text:p>Semicolon separator <text:s/>followed by a valid <text:s/>Command</text:p>
          </table:table-cell>
          <table:table-cell office:value-type="string" calcext:value-type="string">
            <text:p>; echo hello world</text:p>
          </table:table-cell>
          <table:table-cell office:value-type="string" calcext:value-type="string">
            <text:p>Will print out “hello world”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eg fault issue resolved</text:p>
          </table:table-cell>
          <table:table-cell office:value-type="string" calcext:value-type="string">
            <text:p>same as test 16</text:p>
          </table:table-cell>
          <table:table-cell/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string" calcext:value-type="string">
            <text:p>Compile my source files </text:p>
            <text:p>Within shell</text:p>
          </table:table-cell>
          <table:table-cell office:value-type="string" calcext:value-type="string">
            <text:p>make rshell</text:p>
            <text:p/>
          </table:table-cell>
          <table:table-cell office:value-type="string" calcext:value-type="string">
            <text:p>Will compile source files in</text:p>
            <text:p>Rshell target</text:p>
          </table:table-cell>
          <table:table-cell office:value-type="string" calcext:value-type="string">
            <text:p>same as expected</text:p>
            <text:p/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o issue here</text:p>
            <text:p/>
          </table:table-cell>
          <table:table-cell table:number-columns-repeated="2"/>
        </table:table-row>
        <table:table-row table:style-name="ro9">
          <table:table-cell office:value-type="float" office:value="19" calcext:value-type="float">
            <text:p>19</text:p>
          </table:table-cell>
          <table:table-cell office:value-type="string" calcext:value-type="string">
            <text:p>Running my shell from </text:p>
            <text:p>Within itself multiple times.</text:p>
            <text:p>Try commands at</text:p>
            <text:p>Each level.</text:p>
            <text:p/>
          </table:table-cell>
          <table:table-cell office:value-type="string" calcext:value-type="string">
            <text:p>bin/rshell</text:p>
            <text:p/>
            <text:p/>
            <text:p/>
          </table:table-cell>
          <table:table-cell office:value-type="string" calcext:value-type="string">
            <text:p>Calling from rshell from </text:p>
            <text:p>within itself should give no</text:p>
            <text:p>Issue. Commands should </text:p>
            <text:p>run normally.</text:p>
          </table:table-cell>
          <table:table-cell office:value-type="string" calcext:value-type="string">
            <text:p>Calling from within itself once</text:p>
            <text:p>Allows program to reach</text:p>
            <text:p>Second level but have an</text:p>
            <text:p>Error when trying to run</text:p>
            <text:p>Anything but “exit”</text:p>
            <text:p/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ust not be finding the</text:p>
            <text:p>Correct path to commands</text:p>
            <text:p>In 2<text:span text:style-name="T2">nd</text:span> level. Likely an </text:p>
            <text:p>Issue with “fork” and </text:p>
            <text:p>“zombies”? (I'm pretty </text:p>
            <text:p>Stuck here)</text:p>
          </table:table-cell>
          <table:table-cell office:value-type="string" calcext:value-type="string">
            <text:p>src/rschell.cpp </text:p>
            <text:p>Line 295 at “fork”</text:p>
            <text:p>Call. Or line 299</text:p>
            <text:p>With child process.</text:p>
            <text:p/>
          </table:table-cell>
          <table:table-cell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After exiting all levels of </text:p>
            <text:p>My shell except original,</text:p>
            <text:p>Making sure everything </text:p>
            <text:p>Works well then exitting</text:p>
          </table:table-cell>
          <table:table-cell office:value-type="string" calcext:value-type="string">
            <text:p>echo goodbye! &amp;&amp; exit</text:p>
            <text:p/>
            <text:p/>
          </table:table-cell>
          <table:table-cell office:value-type="string" calcext:value-type="string">
            <text:p>“goodbye!” should be </text:p>
            <text:p>Printed and entire program</text:p>
            <text:p>Should exit.”</text:p>
          </table:table-cell>
          <table:table-cell office:value-type="string" calcext:value-type="string">
            <text:p>same as expected</text:p>
            <text:p/>
            <text:p/>
          </table:table-cell>
          <table:table-cell office:value-type="string" calcext:value-type="string">
            <text:p>x</text:p>
            <text:p/>
          </table:table-cell>
          <table:table-cell/>
          <table:table-cell office:value-type="string" calcext:value-type="string">
            <text:p>Exits just fine</text:p>
            <text:p/>
            <text:p/>
          </table:table-cell>
          <table:table-cell table:number-columns-repeated="2"/>
        </table:table-row>
        <table:table-row table:style-name="ro3" table:number-rows-repeated="1048552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/00/0000</text:date>, <text:time style:data-style-name="N2" text:time-value="01:39:17.9459118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19:25:47.582143941</meta:creation-date>
    <dc:date>2014-12-17T01:41:49.130077287</dc:date>
    <meta:editing-duration>PT1H34M50S</meta:editing-duration>
    <meta:editing-cycles>4</meta:editing-cycles>
    <meta:generator>LibreOffice/4.2.7.2$Linux_X86_64 LibreOffice_project/420m0$Build-2</meta:generator>
    <meta:document-statistic meta:table-count="1" meta:cell-count="161" meta:object-count="0"/>
  </office:meta>
</office:document-meta>
</file>